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paragraph-rsid="001ae69f" style:font-style-asian="italic" style:font-style-complex="italic"/>
    </style:style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paragraph-rsid="001ae6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## Цели исследования программного кода</text:p>
      <text:p text:style-name="P5">1. Каковы основные цели анализа программного кода?</text:p>
      <text:p text:style-name="P1">Основные цели включают выявление ошибок, уязвимостей, оценку качества, оптимизацию производительности, улучшение читаемости и поддерживаемости кода, а также подготовку к рефакторингу и модернизации.</text:p>
      <text:p text:style-name="P4"><text:span text:style-name="T3">2. Почему исследование программного кода является важным этапом его разработки?</text:span></text:p>
      <text:p text:style-name="P2">Оно помогает обнаружить дефекты и потенциальные проблемы на ранних стадиях, снизить риски, повысить качество и безопасность продукта, а также обеспечить соответствие требованиям и стандартам.</text:p>
      <text:p text:style-name="P5">3. Какие результаты могут быть достигнуты благодаря исследованию программного кода?</text:p>
      <text:p text:style-name="P1">Можно получить отчеты о качестве, выявить уязвимости, улучшить структуру и читаемость кода, снизить технический долг, подготовить рекомендации по рефакторингу и повысить эффективность работы команды.</text:p>
      <text:p text:style-name="P5">4. Как исследование кода помогает улучшить качество программного обеспечения?</text:p>
      <text:p text:style-name="P1">Обнаружение дефектов, проверка соблюдения стандартов, оценка сложности кода, автоматизация тестирования и анализ метрик позволяют сделать продукт более надежным, безопасным и удобным для поддержки.</text:p>
      <text:p text:style-name="P6">5. Какие долгосрочные цели могут быть связаны с анализом программного кода?</text:p>
      <text:p text:style-name="P10">Создание устойчивых, масштабируемых и легко поддерживаемых систем, внедрение автоматизированных процессов контроля качества, повышение уровня автоматизации разработки, а также развитие культуры качества в команде.</text:p>
      <text:p text:style-name="Standard"/>
      <text:p text:style-name="P3">### Задачи исследования программного кода</text:p>
      <text:p text:style-name="P5">6. Какие задачи решает статический анализ программного кода?</text:p>
      <text:p text:style-name="P5"><text:span text:style-name="T6">Обнаружение ошибок, уязвимостей, нарушение стандартов и лучших практик, оценка сложности, выявление потенциальных проблем, связанных с архитектурой и структурой кода.</text:span></text:p>
      <text:p text:style-name="P5">7. Каковы задачи динамического анализа программного обеспечения?</text:p>
      <text:p text:style-name="P7"><text:soft-page-break/>Проверка поведения программы в реальных условиях, обнаружение ошибок во время выполнения, тестирование различных сценариев, профилирование производительности и выявление утечек памяти.</text:p>
      <text:p text:style-name="P5">8. Чем отличаются задачи рефакторинга кода от задач его тестирования?</text:p>
      <text:p text:style-name="P7">Рефакторинг — изменение структуры кода без изменения его поведения для повышения читаемости и поддержки, а тестирование — проверка функциональности и исправность программы под разными сценариями.</text:p>
      <text:p text:style-name="P5">9. Какие аспекты документирования кода следует учитывать при исследовании?</text:p>
      <text:p text:style-name="P7">Стиль оформления комментариев, полнота и актуальность документации, использование стандартных шаблонов, ясность объяснений и наличие комментариев к сложным участкам.</text:p>
      <text:p text:style-name="P5">10. Как провести анализ производительности кода в рамках его исследования?</text:p>
      <text:p text:style-name="P5"><text:span text:style-name="T6">Используя профилировщики, мониторинг ресурсов, измерение времени выполнения ключевых операций, выявление узких мест и оптимизация критических участков</text:span><text:span text:style-name="T4">.</text:span></text:p>
      <text:p text:style-name="Standard"/>
      <text:p text:style-name="P3">### Методы исследования программного кода</text:p>
      <text:p text:style-name="P5">11. Какие методы существуют для статического анализа программного кода?</text:p>
      <text:p text:style-name="P8">Анализ кода с помощью автоматических инструментов (линтеры, статические анализаторы), ручной аудит, проверка соответствия стандартам, анализ метрик сложности.</text:p>
      <text:p text:style-name="P5">12. Какова роль тестирования в исследовании программного обеспечения?</text:p>
      <text:p text:style-name="P7">Обеспечивает проверку работоспособности и соответствия требований, помогает обнаружить ошибки, недочеты и уязвимости, способствует повышению надежности.</text:p>
      <text:p text:style-name="P5">13. Какие инструменты используют для выполнения динамического анализа программного кода?</text:p>
      <text:p text:style-name="P7">Профилировщики (например, VisualVM, JProfiler), средства трассировки, инструменты для нагрузочного тестирования (Apache JMeter), системы автоматического тестирования.</text:p>
      <text:p text:style-name="P5"><text:soft-page-break/>14. Как метод код-ревью может быть применен в исследовании программного кода?</text:p>
      <text:p text:style-name="P7">Обеспечивает коллективный анализ, выявление ошибок, улучшение качества, обмен знаниями, повышение соблюдения стандартов и практик.</text:p>
      <text:p text:style-name="P5">15. Что такое автоматизированные инструменты анализа кода и какие их преимущества?</text:p>
      <text:p text:style-name="P5"><text:span text:style-name="T6">Это программы, автоматически проверяющие код на наличие ошибок, уязвимостей, стилистических нарушений и метрик. Они повышают скорость, точность, повторяемость и снижают человеческий фактор</text:span>.</text:p>
      <text:p text:style-name="Standard"/>
      <text:p text:style-name="P3">### Проблемы и вызовы</text:p>
      <text:p text:style-name="P5">16. Какие проблемы могут возникнуть при исследовании программного кода?</text:p>
      <text:p text:style-name="P7">Неполные или устаревшие требования, большое объемы кода, сложности интерпретации результатов, ложные срабатывания, недостаток ресурсов и знаний.</text:p>
      <text:p text:style-name="P5">17. Как справляться с техническим долгом в процессе анализа кода?</text:p>
      <text:p text:style-name="P7">Планировать постепенное устранение долгов, внедрять автоматические проверки, реорганизовывать и рефакторить код по мере необходимости, обучать команду.</text:p>
      <text:p text:style-name="P5">18. Какие трудности могут возникнуть при интерпретации результатов анализа?</text:p>
      <text:p text:style-name="P7">Ложные срабатывания, сложности в понимании причин ошибок, необходимость глубокого знания системы, ограниченность автоматических инструментов.</text:p>
      <text:p text:style-name="P5">19. Как обеспечить безопасность при проведении исследований программного кода?</text:p>
      <text:p text:style-name="P7">Обеспечить контроль доступа, проводить анализ в изолированных средах, использовать безопасные инструменты, соблюдать политики безопасности и анонимизации.</text:p>
      <text:p text:style-name="P5">20. В чем заключается важность использования учёта метрик кода?</text:p>
      <text:p text:style-name="P7"><text:soft-page-break/>Метрики помогают объективно оценить качество, сложность, поддерживаемость, выявить проблемные участки и отслеживать прогресс улучшений.</text:p>
      <text:p text:style-name="Standard"/>
      <text:p text:style-name="P3">### Практические аспекты исследования</text:p>
      <text:p text:style-name="P5">21. Как составить стратегию для исследования программного кода?</text:p>
      <text:p text:style-name="P7">Определить цели и задачи, выбрать подходящие методы и инструменты, распределить ресурсы, установить критерии оценки, спланировать этапы работы.</text:p>
      <text:p text:style-name="P5">22. Какие метрики кода наиболее полезны при анализе его качества?</text:p>
      <text:p text:style-name="P7">Код-метрики, такие как цикломатическая сложность, покрытие тестами, количество строк, уровень дублирования, степень комментирования.</text:p>
      <text:p text:style-name="P5">23. Как проводить анализ кода в условиях <text:span text:style-name="T2">Agile</text:span>-методологий?</text:p>
      <text:p text:style-name="P9">Интегрировать автоматические проверки в CI/CD, проводить короткие итерации анализа, использовать код-ревью, постоянно обновлять метрики и отчеты.</text:p>
      <text:p text:style-name="P5">24. Как учитывать пользовательский опыт (<text:span text:style-name="T2">UX</text:span>) в исследовании программного кода?</text:p>
      <text:p text:style-name="P7">Обеспечить удобство и стабильность интерфейсов, учитывать отзыв пользователей, проводить тесты удобства, анализировать метрики производительности.</text:p>
      <text:p text:style-name="P5">25. Какие навыки и знания необходимы для эффективного исследования программного кода?</text:p>
      <text:p text:style-name="P7">Знания языков программирования, опыт работы с автоматическими инструментами, навыки чтения и анализа кода, понимание архитектуры систем, навыки работы в команде и коммуникации.</text:p>
      <text:p text:style-name="Standard"/>
      <text:p text:style-name="P3">### Примеры и кейсы</text:p>
      <text:p text:style-name="P5">26. Какие примеры успешного анализа программного кода можно привести?</text:p>
      <text:p text:style-name="P7">Автоматизация проверки безопасности в крупных проектах (например, Google, Facebook), внедрение линтеров и CI/CD для снижения ошибок, рефакторинг крупных систем на основе анализа метрик.</text:p>
      <text:p text:style-name="P5"><text:soft-page-break/>27. Как анализ программного кода может повлиять на процесс разработки продукта?</text:p>
      <text:p text:style-name="P7">Обеспечивает раннее выявление ошибок, сокращает время исправлений, повышает качество, снижает стоимость исправлений и повышает доверие клиентов.</text:p>
      <text:p text:style-name="P5">28. В каких случаях стоит применять метод анализа кода к унаследованному ПО?</text:p>
      <text:p text:style-name="P7">При модернизации, поддержке, миграции, оценке безопасности, подготовке к релизу или аудиту кода.</text:p>
      <text:p text:style-name="P5">29. Как применение современных технологий, таких как машинное обучение, может улучшить анализ кода?</text:p>
      <text:p text:style-name="P7">Позволяет автоматизированно выявлять сложные паттерны, предсказывать уязвимости, автоматизировать классификацию ошибок и рекомендации по исправлению.</text:p>
      <text:p text:style-name="P5">30. Какие тенденции в исследовании программного кода наблюдаются на сегодняшний день?</text:p>
      <text:p text:style-name="P7">Рост автоматизации анализа, применение искусственного интеллекта и машинного обучения, использование облачных платформ для анализа, внедрение DevSecOps, усиление автоматической оценки безопасности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_20__28_WW_29_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_20__28_WW_29_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_20__28_WW_29_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_20__28_WW_29_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+Office</meta:initial-creator>
    <meta:editing-cycles>3</meta:editing-cycles>
    <meta:creation-date>2025-06-02T18:38:00</meta:creation-date>
    <dc:date>2025-06-03T10:25:14.803921199</dc:date>
    <meta:editing-duration>PT26M39S</meta:editing-duration>
    <meta:generator>LibreOffice/7.6.4.1$Linux_X86_64 LibreOffice_project/60$Build-1</meta:generator>
    <meta:document-statistic meta:table-count="0" meta:image-count="0" meta:object-count="0" meta:page-count="5" meta:paragraph-count="66" meta:word-count="854" meta:character-count="7292" meta:non-whitespace-character-count="6502"/>
    <meta:user-defined meta:name="AppVersion">16.0000</meta:user-defined>
    <meta:template xlink:type="simple" xlink:actuate="onRequest" xlink:title="Normal" xlink:href=""/>
  </office:meta>
</office:document-meta>
</file>